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2.159cm" svg:x="2.016cm" svg:y="13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59cm" svg:height="2.159cm" svg:x="18.145cm" svg:y="13.7cm">
          <text:p text:style-name="P1">Fin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5.572cm" svg:y="13.954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8.366cm" svg:y="13.954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11.16cm" svg:y="13.954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15.351cm" svg:y="13.954cm">
          <text:p text:style-name="P1">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175cm" svg:y1="14.78cm" svg:x2="5.572cm" svg:y2="14.78cm" draw:start-shape="id1" draw:start-glue-point="10" draw:end-shape="id2" draw:end-glue-point="6" svg:d="m4175 14780h1397" svg:viewBox="0 0 1398 1">
          <text:p/>
        </draw:connector>
        <draw:connector draw:style-name="gr2" draw:text-style-name="P1" draw:layer="layout" svg:x1="7.223cm" svg:y1="14.78cm" svg:x2="8.366cm" svg:y2="14.78cm" draw:start-shape="id2" draw:start-glue-point="10" draw:end-shape="id3" draw:end-glue-point="6" svg:d="m7223 14780h1143" svg:viewBox="0 0 1144 1">
          <text:p/>
        </draw:connector>
        <draw:connector draw:style-name="gr2" draw:text-style-name="P1" draw:layer="layout" svg:x1="10.017cm" svg:y1="14.78cm" svg:x2="11.16cm" svg:y2="14.78cm" draw:start-shape="id3" draw:start-glue-point="10" draw:end-shape="id4" draw:end-glue-point="6" svg:d="m10017 14780h1143" svg:viewBox="0 0 1144 1">
          <text:p/>
        </draw:connector>
        <draw:connector draw:style-name="gr2" draw:text-style-name="P1" draw:layer="layout" svg:x1="17.002cm" svg:y1="14.78cm" svg:x2="18.145cm" svg:y2="14.78cm" draw:start-shape="id5" draw:start-glue-point="10" draw:end-shape="id6" draw:end-glue-point="6" svg:d="m17002 14780h1143" svg:viewBox="0 0 1144 1">
          <text:p/>
        </draw:connector>
        <draw:connector draw:style-name="gr2" draw:text-style-name="P1" draw:layer="layout" draw:type="curve" svg:x1="6.398cm" svg:y1="13.954cm" svg:x2="3.604cm" svg:y2="13.715cm" draw:start-shape="id2" draw:start-glue-point="4" svg:d="m6398 13954c0-753-2794-633-2794-239" svg:viewBox="0 0 2795 552">
          <text:p/>
        </draw:connector>
        <draw:connector draw:style-name="gr2" draw:text-style-name="P1" draw:layer="layout" draw:type="curve" draw:line-skew="-0.326cm" svg:x1="9.192cm" svg:y1="13.954cm" svg:x2="3.096cm" svg:y2="13.7cm" draw:start-shape="id3" draw:start-glue-point="4" draw:end-shape="id1" draw:end-glue-point="4" svg:d="m9192 13954c0-1623-6096-1496-6096-254" svg:viewBox="0 0 6097 1203">
          <text:p/>
        </draw:connector>
        <draw:connector draw:style-name="gr2" draw:text-style-name="P1" draw:layer="layout" draw:type="curve" draw:line-skew="-1.723cm" svg:x1="11.986cm" svg:y1="13.954cm" svg:x2="2.646cm" svg:y2="13.701cm" draw:start-shape="id4" draw:start-glue-point="4" svg:d="m11986 13954c0-3337-9340-3211-9340-253" svg:viewBox="0 0 9341 2488">
          <text:p/>
        </draw:connector>
        <draw:connector draw:style-name="gr2" draw:text-style-name="P1" draw:layer="layout" draw:type="curve" draw:line-skew="-1.723cm" svg:x1="16.177cm" svg:y1="13.925cm" svg:x2="2.332cm" svg:y2="14.016cm" draw:start-shape="id5" draw:start-glue-point="4" draw:end-shape="id1" draw:end-glue-point="5" svg:d="m16177 13925c0-5468-13845-5513-13845 91" svg:viewBox="0 0 13846 4199">
          <text:p/>
        </draw:connector>
        <draw:frame draw:style-name="gr3" draw:text-style-name="P2" draw:layer="layout" svg:width="1.328cm" svg:height="1.348cm" svg:x="13.446cm" svg:y="13.876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1T06:09:36.54</meta:creation-date>
    <dc:date>2013-06-21T06:25:56.55</dc:date>
    <meta:editing-duration>PT39S</meta:editing-duration>
    <meta:editing-cycles>1</meta:editing-cycles>
    <meta:document-statistic meta:object-count="15"/>
    <meta:generator>LibreOffice/4.0.2.2$Windows_x86 LibreOffice_project/4c82dcdd6efcd48b1d8bba66bfe1989deee49c3</meta:generator>
  </office:meta>
</office:document-meta>
</file>